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2021-09-29 22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2020-05-06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8448" calcext:value-type="float">
            <text:p>35.58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2019-12-11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2018-11-29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74504" calcext:value-type="float">
            <text:p>35.27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2017-12-06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012" calcext:value-type="float">
            <text:p>35.25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201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92208" calcext:value-type="float">
            <text:p>35.19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201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201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201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3272" calcext:value-type="float">
            <text:p>35.32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2009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2006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200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200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2003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200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200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200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2000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2752" calcext:value-type="float">
            <text:p>34.97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199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199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1998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48824" calcext:value-type="float">
            <text:p>35.54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199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1996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188" calcext:value-type="float">
            <text:p>36.1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199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199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199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199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7936" calcext:value-type="float">
            <text:p>71.87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1988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197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2944" calcext:value-type="float">
            <text:p>75.5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81L0004</text:p>
          </table:table-cell>
          <table:table-cell office:value-type="string" calcext:value-type="string">
            <text:p>1959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